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P1" style:family="paragraph" style:parent-style-name="Title" style:master-page-name="Standard">
      <style:paragraph-properties style:page-number="auto"/>
    </style:style>
    <style:style style:name="P2" style:family="paragraph" style:parent-style-name="Heading_20_1">
      <style:text-properties officeooo:rsid="001ab0d5" officeooo:paragraph-rsid="001ab0d5"/>
    </style:style>
    <style:style style:name="P3" style:family="paragraph" style:parent-style-name="Heading_20_2">
      <style:text-properties officeooo:rsid="001ab0d5" officeooo:paragraph-rsid="001ab0d5"/>
    </style:style>
    <style:style style:name="P4" style:family="paragraph" style:parent-style-name="Text_20_body" style:list-style-name="L1">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4034c" officeooo:paragraph-rsid="0014034c"/>
    </style:style>
    <style:style style:name="P5" style:family="paragraph" style:parent-style-name="Text_20_body">
      <loext:graphic-properties draw:fill="none"/>
      <style:paragraph-properties fo:margin-left="0cm" fo:margin-right="0cm" fo:margin-top="0cm" fo:margin-bottom="0.212cm" style:contextual-spacing="false" style:line-height-at-least="0.423cm" fo:orphans="0" fo:widows="0" fo:text-indent="0cm" style:auto-text-indent="false" fo:background-color="transparent" style:writing-mode="lr-tb"/>
      <style:text-properties style:font-name="Arial1" officeooo:rsid="0013e356" officeooo:paragraph-rsid="0014034c"/>
    </style:style>
    <style:style style:name="P6" style:family="paragraph" style:parent-style-name="Text_20_body" style:list-style-name="L2">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4cca2" officeooo:paragraph-rsid="0014cca2"/>
    </style:style>
    <style:style style:name="P7" style:family="paragraph" style:parent-style-name="Text_20_body">
      <loext:graphic-properties draw:fill="none"/>
      <style:paragraph-properties fo:margin-left="0cm" fo:margin-right="0cm" fo:margin-top="0cm" fo:margin-bottom="0.212cm" style:contextual-spacing="false" style:line-height-at-least="0.423cm" fo:orphans="0" fo:widows="0" fo:text-indent="0cm" style:auto-text-indent="false" fo:background-color="transparent" style:writing-mode="lr-tb"/>
      <style:text-properties officeooo:paragraph-rsid="0014cca2"/>
    </style:style>
    <style:style style:name="P8" style:family="paragraph" style:parent-style-name="Text_20_body" style:list-style-name="L3">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3e356" officeooo:paragraph-rsid="0013e356"/>
    </style:style>
    <style:style style:name="P9" style:family="paragraph" style:parent-style-name="Text_20_body">
      <loext:graphic-properties draw:fill="none"/>
      <style:paragraph-properties fo:margin-left="0cm" fo:margin-right="0cm" fo:margin-top="0cm" fo:margin-bottom="0.212cm" style:contextual-spacing="false" style:line-height-at-least="0.423cm" fo:orphans="0" fo:widows="0" fo:text-indent="0cm" style:auto-text-indent="false" fo:background-color="transparent" style:writing-mode="lr-tb"/>
      <style:text-properties style:font-name="Arial1" officeooo:rsid="0013e356" officeooo:paragraph-rsid="0013e356"/>
    </style:style>
    <style:style style:name="P10" style:family="paragraph" style:parent-style-name="Text_20_body" style:list-style-name="L4">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3e356" officeooo:paragraph-rsid="0013e356"/>
    </style:style>
    <style:style style:name="P11" style:family="paragraph" style:parent-style-name="Text_20_body" style:list-style-name="L5">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4034c" officeooo:paragraph-rsid="0014034c"/>
    </style:style>
    <style:style style:name="P12" style:family="paragraph" style:parent-style-name="Text_20_body" style:list-style-name="L6">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66c69" officeooo:paragraph-rsid="00166c69"/>
    </style:style>
    <style:style style:name="P13" style:family="paragraph" style:parent-style-name="Text_20_body">
      <loext:graphic-properties draw:fill="none"/>
      <style:paragraph-properties fo:margin-left="0cm" fo:margin-right="0cm" fo:margin-top="0cm" fo:margin-bottom="0.212cm" style:contextual-spacing="false" style:line-height-at-least="0.423cm" fo:orphans="0" fo:widows="0" fo:text-indent="0cm" style:auto-text-indent="false" fo:background-color="transparent" style:writing-mode="lr-tb"/>
      <style:text-properties style:font-name="Arial1" officeooo:rsid="0013e356" officeooo:paragraph-rsid="00166c69"/>
    </style:style>
    <style:style style:name="P14" style:family="paragraph" style:parent-style-name="Heading_20_1">
      <style:paragraph-properties fo:break-before="page"/>
    </style:style>
    <style:style style:name="P15" style:family="paragraph" style:parent-style-name="Heading_20_2">
      <style:text-properties officeooo:paragraph-rsid="001c5b08"/>
    </style:style>
    <style:style style:name="P16" style:family="paragraph" style:parent-style-name="Text_20_body" style:list-style-name="L5">
      <loext:graphic-properties draw:fill="none"/>
      <style:paragraph-properties fo:margin-top="0cm" fo:margin-bottom="0.212cm" style:contextual-spacing="false" style:line-height-at-least="0.423cm" fo:orphans="0" fo:widows="0" fo:background-color="transparent" style:writing-mode="lr-tb"/>
      <style:text-properties officeooo:paragraph-rsid="0016eb47"/>
    </style:style>
    <style:style style:name="P17" style:family="paragraph" style:parent-style-name="Text_20_body" style:list-style-name="L5">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ff64a" officeooo:paragraph-rsid="001ff64a"/>
    </style:style>
    <style:style style:name="P18" style:family="paragraph" style:parent-style-name="Text_20_body" style:list-style-name="L5">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6eb47" officeooo:paragraph-rsid="0016eb47"/>
    </style:style>
    <style:style style:name="P19" style:family="paragraph" style:parent-style-name="Heading_20_3">
      <style:text-properties officeooo:rsid="001c6ed9" officeooo:paragraph-rsid="001c6ed9"/>
    </style:style>
    <style:style style:name="P20" style:family="paragraph" style:parent-style-name="Text_20_body" style:list-style-name="L5">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6eb47" officeooo:paragraph-rsid="002099f2"/>
    </style:style>
    <style:style style:name="P21" style:family="paragraph" style:parent-style-name="Heading_20_3">
      <style:text-properties officeooo:rsid="001da94a" officeooo:paragraph-rsid="001da94a"/>
    </style:style>
    <style:style style:name="P22" style:family="paragraph" style:parent-style-name="Text_20_body" style:list-style-name="L5">
      <loext:graphic-properties draw:fill="none"/>
      <style:paragraph-properties fo:margin-top="0cm" fo:margin-bottom="0.212cm" style:contextual-spacing="false" style:line-height-at-least="0.423cm" fo:orphans="0" fo:widows="0" fo:background-color="transparent" style:writing-mode="lr-tb"/>
      <style:text-properties style:font-name="Arial1" officeooo:rsid="0016eb47" officeooo:paragraph-rsid="0021ccf5"/>
    </style:style>
    <style:style style:name="P23" style:family="paragraph" style:parent-style-name="Heading_20_1" style:master-page-name="Converter_20_1">
      <style:paragraph-properties style:page-number="auto"/>
    </style:style>
    <style:style style:name="P24" style:family="paragraph" style:parent-style-name="Heading_20_3">
      <style:text-properties style:font-name="Times New Roman" style:font-name-complex="Times New Roman"/>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7"/>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8"/>
    <style:style style:name="P29" style:family="paragraph" style:parent-style-name="Heading_20_2">
      <style:text-properties officeooo:rsid="001ed7f6" officeooo:paragraph-rsid="001ed7f6"/>
    </style:style>
    <style:style style:name="P30" style:family="paragraph" style:parent-style-name="Text_20_body" style:list-style-name="L9">
      <style:paragraph-properties fo:margin-top="0cm" fo:margin-bottom="0cm" style:contextual-spacing="false"/>
    </style:style>
    <style:style style:name="P31" style:family="paragraph" style:parent-style-name="Text_20_body" style:list-style-name="L9"/>
    <style:style style:name="P32" style:family="paragraph" style:parent-style-name="Text_20_body">
      <style:text-properties style:font-size-complex="14pt"/>
    </style:style>
    <style:style style:name="P33" style:family="paragraph" style:parent-style-name="Text_20_body" style:list-style-name="L10">
      <style:paragraph-properties fo:margin-top="0cm" fo:margin-bottom="0cm" style:contextual-spacing="false"/>
      <style:text-properties style:font-size-complex="14pt"/>
    </style:style>
    <style:style style:name="P34" style:family="paragraph" style:parent-style-name="Text_20_body" style:list-style-name="L10">
      <style:text-properties style:font-size-complex="14pt"/>
    </style:style>
    <style:style style:name="P35" style:family="paragraph" style:parent-style-name="Text_20_body" style:list-style-name="L11">
      <style:paragraph-properties fo:margin-top="0cm" fo:margin-bottom="0cm" style:contextual-spacing="false"/>
      <style:text-properties text:display="none"/>
    </style:style>
    <style:style style:name="P36" style:family="paragraph" style:parent-style-name="Text_20_body" style:list-style-name="L11">
      <style:text-properties text:display="none"/>
    </style:style>
    <style:style style:name="P37" style:family="paragraph" style:parent-style-name="Text_20_body">
      <style:text-properties text:display="none"/>
    </style:style>
    <style:style style:name="P38" style:family="paragraph" style:parent-style-name="Text_20_body" style:list-style-name="L12">
      <style:paragraph-properties fo:margin-top="0cm" fo:margin-bottom="0cm" style:contextual-spacing="false"/>
      <style:text-properties text:display="none"/>
    </style:style>
    <style:style style:name="P39" style:family="paragraph" style:parent-style-name="Text_20_body" style:list-style-name="L12">
      <style:text-properties text:display="none"/>
    </style:style>
    <style:style style:name="T1" style:family="text">
      <style:text-properties officeooo:rsid="0014cca2"/>
    </style:style>
    <style:style style:name="T2" style:family="text">
      <style:text-properties officeooo:rsid="00166c69"/>
    </style:style>
    <style:style style:name="T3" style:family="text">
      <style:text-properties officeooo:rsid="001c5b08"/>
    </style:style>
    <style:style style:name="T4" style:family="text">
      <style:text-properties officeooo:rsid="001ff64a"/>
    </style:style>
    <style:style style:name="T5" style:family="text">
      <style:text-properties style:font-name="Arial1" officeooo:rsid="0016eb47"/>
    </style:style>
    <style:style style:name="T6" style:family="text">
      <style:text-properties style:font-name="Arial1" officeooo:rsid="001ff64a"/>
    </style:style>
    <style:style style:name="T7" style:family="text">
      <style:text-properties officeooo:rsid="00202789"/>
    </style:style>
    <style:style style:name="T8" style:family="text">
      <style:text-properties officeooo:rsid="002099f2"/>
    </style:style>
    <style:style style:name="T9" style:family="text">
      <style:text-properties officeooo:rsid="001da94a"/>
    </style:style>
    <style:style style:name="T10" style:family="text">
      <style:text-properties fo:font-weight="bold" style:font-weight-asian="bold" style:font-style-complex="italic" style:font-weight-complex="bold"/>
    </style:style>
    <style:style style:name="T11" style:family="text">
      <style:text-properties officeooo:rsid="001ed7f6"/>
    </style:style>
    <style:style style:name="T12" style:family="text">
      <style:text-properties style:font-size-complex="14pt"/>
    </style:style>
    <style:style style:name="T13" style:family="text">
      <style:text-properties fo:font-style="normal" style:font-style-asian="normal" text:display="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ubject>HubGourmet</text:subject></text:p>
      <text:p text:style-name="Title">Especificações de Referência para o Sistema</text:p>
      <text:h text:style-name="P2" text:outline-level="1">Introdução</text:h>
      <text:h text:style-name="Heading_20_1" text:outline-level="1">Especificações de Referência para o Sistema</text:h>
      <text:h text:style-name="Heading_20_1" text:outline-level="1">System Qualities</text:h>
      <text:h text:style-name="P3" text:outline-level="2">Usabilidade</text:h>
      <text:list text:style-name="L1">
        <text:list-item>
          <text:p text:style-name="P4">Intuitividade: <text:span text:style-name="T1">deve ser intuitívo e de fácil uso para pessoas com baixa experiência com tecnologia, tendo suas funcionalidades principais facilmente acessíveis.</text:span></text:p>
        </text:list-item>
        <text:list-item>
          <text:p text:style-name="P4">Consistência: <text:span text:style-name="T2">deve se ter consistência nas interfaces de usuário e na experiência do usuário em todas as telas ou páginas do sistema.</text:span></text:p>
        </text:list-item>
        <text:list-item>
          <text:p text:style-name="P4">Aprendizagem: <text:span text:style-name="T2">deve se ter um tempo mínimo de aprendizagem, com fornecimento de instruções de uso e documentação clara para usuários de diferentes níveis.</text:span></text:p>
        </text:list-item>
        <text:list-item>
          <text:p text:style-name="P4">Acessibilidade: <text:span text:style-name="T1">seguir as orientações da Web Content Accessibility Guidelines (WCAG) para suporte a pessoas com deficiências.</text:span></text:p>
        </text:list-item>
        <text:list-item>
          <text:p text:style-name="P4">Feedback ao Usuário: <text:span text:style-name="T1">o sistema deve prover rapidamente o retorno das ações do usuário, indicando </text:span><text:span text:style-name="T2">sucesso, progresso e erros durante suas requisições.</text:span></text:p>
        </text:list-item>
      </text:list>
      <text:p text:style-name="P5"/>
      <text:h text:style-name="Heading_20_2" text:outline-level="2">Confiabilidade </text:h>
      <text:list text:style-name="L2">
        <text:list-item>
          <text:p text:style-name="P6">Tratamento de Erros: Exibir mensagens claras de erros e tratar as exceções para evitar falhas gerais</text:p>
        </text:list-item>
        <text:list-item>
          <text:p text:style-name="P6">Recuperabilidade: O sistema deverá se recuperar para um estado consistente com o mínimo de perda de dados</text:p>
        </text:list-item>
        <text:list-item>
          <text:p text:style-name="P6">Consistência de dados: garantir integridade de dados durantes as operações, sobretudo em transações financeiras e descrições.</text:p>
        </text:list-item>
      </text:list>
      <text:p text:style-name="P7"/>
      <text:h text:style-name="P3" text:outline-level="2">Desempenho</text:h>
      <text:h text:style-name="Heading_20_3" text:outline-level="3">Tempo de resposta</text:h>
      <text:list text:style-name="L3">
        <text:list-item>
          <text:p text:style-name="P8">Deve carregar páginas ou janelas em, no máximo, 3 segundos.</text:p>
        </text:list-item>
        <text:list-item>
          <text:p text:style-name="P8">Deve processar transações e registros complexos em, no máximo, 5 segundos.</text:p>
        </text:list-item>
      </text:list>
      <text:p text:style-name="P9"/>
      <text:h text:style-name="Heading_20_3" text:outline-level="3">Capacidade/Escalabilidade</text:h>
      <text:p text:style-name="P9"><text:tab/>O sistema deverá suportar um número de usuários simultâneos, sem degradação perceptível de desempenho, sobretudo em fases de pico, como durante abertura de inscrições ou vendas de ingressos, de acordo com as seguintes características:</text:p>
      <text:list text:style-name="L4">
        <text:list-item>
          <text:p text:style-name="P10">Organizadores: escala de dezenas</text:p>
        </text:list-item>
        <text:list-item>
          <text:p text:style-name="P10">Expositores: escala de centenas</text:p>
        </text:list-item>
        <text:list-item>
          <text:p text:style-name="P10"><text:soft-page-break/>Visitantes: escala de milhares</text:p>
        </text:list-item>
      </text:list>
      <text:p text:style-name="P9"/>
      <text:h text:style-name="Heading_20_3" text:outline-level="3">Disponibilidade</text:h>
      <text:list xml:id="list3510831607" text:style-name="L5">
        <text:list-item>
          <text:p text:style-name="P11">Deve estar disponível a maior parte do tempo, sobretudo em períodos de inscrições e dias de feira, exceto durante manutenções programadas, idealmente alcançando 80% do tempo.</text:p>
        </text:list-item>
        <text:list-item>
          <text:p text:style-name="P11">Deve ser tolerante a falhas e ter mecanismos de backup e manutenção rápida.</text:p>
        </text:list-item>
      </text:list>
      <text:p text:style-name="P9"/>
      <text:h text:style-name="Heading_20_2" text:outline-level="2">Suportabilidade</text:h>
      <text:list text:style-name="L6">
        <text:list-item>
          <text:p text:style-name="P12">Modularidade: deve se buscar a modularidade do código-fonte <text:s/>para facilitar a adição de novas funcionalidades, correção de bugs e realização de melhorias, colaborando para a liongevidade do sistema.</text:p>
        </text:list-item>
        <text:list-item>
          <text:p text:style-name="P12">Documentação: a arquitetura e os modelos do sistema devem ser claros e compreensíveis.</text:p>
        </text:list-item>
        <text:list-item>
          <text:p text:style-name="P12">Testabilidade: o sistema deve permitir testes de funcionalidades e de componentes.</text:p>
        </text:list-item>
        <text:list-item>
          <text:p text:style-name="P12">Configurabilidade: deve estarem previstas funcionalidades como tipos de ingresso, opções de pagamento, campos de inscrição e regras de negócio devem ser configuráveis sem a necessidade de alteração do código.</text:p>
        </text:list-item>
      </text:list>
      <text:p text:style-name="P13"/>
      <text:h text:style-name="P14" text:outline-level="1">Interface do Sistema</text:h>
      <text:h text:style-name="P15" text:outline-level="2"><text:span text:style-name="T3">Interface d</text:span><text:span text:style-name="T4">e</text:span><text:span text:style-name="T3"> Usuário</text:span></text:h>
      <text:h text:style-name="Heading_20_3" text:outline-level="3"><text:span text:style-name="T3">Aparência e Impressão (</text:span>Look &amp; Feel<text:span text:style-name="T3">)</text:span> </text:h>
      <text:list xml:id="list174750963442697" text:continue-list="list3510831607" text:style-name="L5">
        <text:list-item>
          <text:p text:style-name="P16"><text:span text:style-name="T5">Pode se usar um padrão visual divergente, </text:span><text:span text:style-name="T6">optando</text:span><text:span text:style-name="T5"> um padrão limpo e pouco estimulante, com paleta de cores frias para os usuários administradores, colaboradores, organizadores </text:span><text:span text:style-name="T6">e parceiros</text:span><text:span text:style-name="T5">, enquanto se usa um visual estimulante, com paletas de cores quentes para os visitantes das exposições.</text:span></text:p>
        </text:list-item>
      </text:list>
      <text:h text:style-name="Heading_20_3" text:outline-level="3"><text:span text:style-name="T3">Requisitos de Leiaute e Navegação</text:span></text:h>
      <text:list xml:id="list174751999588719" text:continue-numbering="true" text:style-name="L5">
        <text:list-item>
          <text:p text:style-name="P17">Priorizar um leiaute de fácil navegação e acessível a usuários com conhecimento tecnológico básico.</text:p>
        </text:list-item>
        <text:list-item>
          <text:p text:style-name="P17">Permitir que diferentes classes de usuário tenham suas funcionalidades específicas atendidas, sem intersecção desnecessárias com elementos não usados para a sua classe.</text:p>
        </text:list-item>
        <text:list-item>
          <text:p text:style-name="P17">Fazer uso janelas e/ou telas para apresentar as informações, prover campos <text:span text:style-name="T7">e formulários claros e objetivos </text:span>para inserção de dados, listas para elencar elementos similares, e botões, todos seguindo os mesmos padrões visuais.</text:p>
        </text:list-item>
        <text:list-item>
          <text:p text:style-name="P18">Estabelecer respostas padronizadas à interação com o usuário, fornecendo elementos visuais de confirmações e mensagens de erros claras.</text:p>
        </text:list-item>
        <text:list-item>
          <text:p text:style-name="P18">Leiaute responsivo para múltiplas plataformas pode ser um requisito a ser implementado ao se expandir a ferramenta para outros dispositivos.</text:p>
        </text:list-item>
        <text:list-item>
          <text:p text:style-name="P18">Garantir a conformidade legal de navegação em termos de acessibilidade, dando abertura para elementos elementos de acessibilidade adicionais com a maturidade do sistema.</text:p>
        </text:list-item>
      </text:list>
      <text:h text:style-name="P19" text:outline-level="3">Consistência</text:h>
      <text:p text:style-name="Standard"><text:span text:style-name="InfoBlue_20_Char">[Consistency in the user interface enables users to predict what will happen. This section states requirements on the use of mechanisms to be employed in the user interface. This applies both within the system and with other systems and can be applied at different levels: navigation controls, screen areas sizes and shapes, placements for entering / presenting data, terminology.]</text:span></text:p>
      <text:h text:style-name="Heading_20_3" text:outline-level="3">User Personalization &amp; Customization Requirements</text:h>
      <text:list xml:id="list174751422245713" text:continue-numbering="true" text:style-name="L5">
        <text:list-item>
          <text:p text:style-name="P20"><text:span text:style-name="T8">Limitar as opções de costumização ao básico, priorizando a usabilidade, aumentando as capacidades de personalização com a maturidade do sistema e a recepção do público</text:span>.</text:p>
        </text:list-item>
      </text:list>
      <text:h text:style-name="Heading_20_2" text:outline-level="2"><text:span text:style-name="T7">Interfaces para Sistemas Externos e Outros Dispositivos</text:span></text:h>
      <text:p text:style-name="InfoBlue">[Are there any external systems with which this system must interface? Are there any constraints on the nature of the interface between this system and any external system, such as the format of data passed between these systems, and any particular protocol used? Consider both provided and required interfaces.] </text:p>
      <text:h text:style-name="P19" text:outline-level="3">Interface de Software</text:h>
      <text:p text:style-name="InfoBlue">[This section describes software interfaces to other components of the software system. These may be purchased components, components reused from another application or components being developed for subsystems outside of the scope of this SRS, but with which this software application must interact.]</text:p>
      <text:h text:style-name="P19" text:outline-level="3">Interface de Hardware</text:h>
      <text:p text:style-name="InfoBlue">[This section defines any hardware interfaces that are to be supported by the software, including logical structure, physical addresses, expected behavior, and so on.]</text:p>
      <text:p text:style-name="Text_20_body"/>
      <text:h text:style-name="P21" text:outline-level="3"><text:soft-page-break/>Interface de Comunicação</text:h>
      <text:p text:style-name="InfoBlue">[Describe any communications interfaces to other systems or devices such as local area networks, remote serial devices, and so on.]</text:p>
      <text:list text:continue-numbering="true" text:style-name="L5">
        <text:list-item>
          <text:p text:style-name="P22"><text:span text:style-name="T8">Limitar as opções de costumização ao básico, priorizando a usabilidade, aumentando as capacidades de personalização com a maturidade do sistema e a recepção do público</text:span>.</text:p>
        </text:list-item>
      </text:list>
      <text:h text:style-name="P23" text:outline-level="1"><text:span text:style-name="T9">Regras de Negócio</text:span></text:h>
      <text:p text:style-name="InfoBlue">[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Organize this document on rule classes, a high level grouping of candidate or actual rules about one <text:span text:style-name="T10">business concept</text:span> with a specific kind of <text:span text:style-name="T10">logic processing</text:span>, example: Driver Risk Assessment Rules or Customer Validation Rules.]</text:p>
      <text:h text:style-name="Heading_20_2" text:outline-level="2">&lt;Rule class name&gt;</text:h>
      <text:h text:style-name="Heading_20_3" text:outline-level="3">&lt;Rule name and ID&gt;</text:h>
      <text:p text:style-name="InfoBlue">[The description defines the rule. It can be made in natural language typically following a decision table or a pattern like: <text:s/>if [condition-list] then [action-list], example: </text:p>
      <text:p text:style-name="InfoBlue">If there are at least 3 items of the same type in the customer shopping cart and each item’s value is greater than $30 then give to the customer a voucher whose value is 10% of the cheapest item.]</text:p>
      <text:p text:style-name="Text_20_body"/>
      <text:h text:style-name="P24" text:outline-level="3">2. Regras de Negócio (Business Rules)</text:h>
      <text:p text:style-name="Text_20_body">Essas são as regras que governam as operações e os dados dentro do sistema, refletindo a lógica de negócio da feira gastronômica.</text:p>
      <text:list text:style-name="L7">
        <text:list-item>
          <text:p text:style-name="P25"><text:span text:style-name="Strong_20_Emphasis">Processo de Inscrição de Expositores:</text:span> </text:p>
          <text:list>
            <text:list-item>
              <text:p text:style-name="P25">Definição de status para as candidaturas (ex: rascunho, pendente, aprovado, rejeitado, cancelado). </text:p>
            </text:list-item>
            <text:list-item>
              <text:p text:style-name="P25">Critérios e fluxo de aprovação de expositores (ex: documentos obrigatórios, avaliação de portfólio, conformidade com a legislação sanitária). </text:p>
            </text:list-item>
            <text:list-item>
              <text:p text:style-name="P25">Regras para prazos de inscrição e pagamentos. </text:p>
            </text:list-item>
          </text:list>
        </text:list-item>
        <text:list-item>
          <text:p text:style-name="P25"><text:span text:style-name="Strong_20_Emphasis">Gestão de Pagamentos e Finanças:</text:span> </text:p>
          <text:list>
            <text:list-item>
              <text:p text:style-name="P25">Regras para cálculo de valores de inscrições, descontos, multas por atraso. </text:p>
            </text:list-item>
            <text:list-item>
              <text:p text:style-name="P25">Processos de estorno e cancelamento de pagamentos. </text:p>
            </text:list-item>
            <text:list-item>
              <text:p text:style-name="P25">Definição de comissões (se o software processar vendas diretas). </text:p>
            </text:list-item>
          </text:list>
        </text:list-item>
        <text:list-item>
          <text:p text:style-name="P25"><text:span text:style-name="Strong_20_Emphasis">Alocação de Espaços:</text:span> </text:p>
          <text:list>
            <text:list-item>
              <text:p text:style-name="P25">Regras para a definição de tipos de estandes e seus respectivos valores. </text:p>
            </text:list-item>
            <text:list-item>
              <text:p text:style-name="P25">Critérios para a atribuição de espaços aos expositores (ordem de inscrição, preferência, tipo de culinária). </text:p>
            </text:list-item>
            <text:list-item>
              <text:p text:style-name="P25">Regras de conflito (evitar alocar concorrentes diretos lado a lado, se aplicável). </text:p>
            </text:list-item>
          </text:list>
        </text:list-item>
        <text:list-item>
          <text:p text:style-name="P25"><text:span text:style-name="Strong_20_Emphasis">Comunicação e Notificações:</text:span> </text:p>
          <text:list>
            <text:list-item>
              <text:p text:style-name="P25">Definição dos tipos de notificações automáticas (e-mail, SMS) e seus gatilhos (ex: inscrição aprovada, pagamento pendente, lembrete de evento). </text:p>
            </text:list-item>
            <text:list-item>
              <text:p text:style-name="P25">Padrões para o conteúdo e o tom das comunicações. </text:p>
            </text:list-item>
          </text:list>
        </text:list-item>
        <text:list-item>
          <text:p text:style-name="P25"><text:span text:style-name="Strong_20_Emphasis">Gerenciamento de Usuários e Permissões:</text:span> </text:p>
          <text:list>
            <text:list-item>
              <text:p text:style-name="P25">Definição de perfis de usuário (ex: Administrador Global, Gerente de Evento, Analista Financeiro, Expositor, Visitante). </text:p>
            </text:list-item>
            <text:list-item>
              <text:p text:style-name="P26">As permissões específicas associadas a cada perfil (ex: apenas Administrador Global pode criar novos eventos; Gerente de Evento pode aprovar expositores).</text:p>
            </text:list-item>
          </text:list>
        </text:list-item>
      </text:list>
      <text:p text:style-name="Text_20_body"/>
      <text:h text:style-name="Heading_20_1" text:outline-level="1"><text:soft-page-break/>Restrições do Sistema</text:h>
      <text:p text:style-name="InfoBlue">[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p text:style-name="Text_20_body">Estas são as limitações ou requisitos que devem ser considerados durante o design e a implementação do software.</text:p>
      <text:list text:style-name="L8">
        <text:list-item>
          <text:p text:style-name="P27"><text:span text:style-name="Strong_20_Emphasis">Tecnologia:</text:span> </text:p>
          <text:list>
            <text:list-item>
              <text:p text:style-name="P27"><text:span text:style-name="Strong_20_Emphasis">Plataforma de Desenvolvimento:</text:span> Linguagens de programação, frameworks e bibliotecas permitidas (ex: React para frontend, Node.js para backend, Python para análises). </text:p>
            </text:list-item>
            <text:list-item>
              <text:p text:style-name="P27"><text:span text:style-name="Strong_20_Emphasis">Banco de Dados:</text:span> Tipo de banco de dados (relacional como PostgreSQL ou MySQL, NoSQL como MongoDB), e diretrizes para seu uso (ex: normalização, índices). </text:p>
            </text:list-item>
            <text:list-item>
              <text:p text:style-name="P27"><text:span text:style-name="Strong_20_Emphasis">Infraestrutura:</text:span> Requisitos de hospedagem (nuvem AWS, Azure, Google Cloud), servidores, contêineres (Docker, Kubernetes). </text:p>
            </text:list-item>
          </text:list>
        </text:list-item>
        <text:list-item>
          <text:p text:style-name="P27"><text:span text:style-name="Strong_20_Emphasis">Integrações:</text:span> </text:p>
          <text:list>
            <text:list-item>
              <text:p text:style-name="P27"><text:span text:style-name="Strong_20_Emphasis">Sistemas Externos:</text:span> Especificar integrações obrigatórias (ex: gateways de pagamento como Stripe ou Mercado Pago, plataformas de e-mail marketing como Mailchimp, sistemas de CRM). </text:p>
            </text:list-item>
            <text:list-item>
              <text:p text:style-name="P27"><text:span text:style-name="Strong_20_Emphasis">APIs:</text:span> Definir a necessidade de APIs públicas ou privadas para futuras integrações ou consumo de dados por outras aplicações. </text:p>
            </text:list-item>
          </text:list>
        </text:list-item>
        <text:list-item>
          <text:p text:style-name="P27"><text:span text:style-name="Strong_20_Emphasis">Desempenho:</text:span> </text:p>
          <text:list>
            <text:list-item>
              <text:p text:style-name="P27">Limites aceitáveis para tempo de resposta, throughput e capacidade de usuários simultâneos em diferentes cenários (ex: 2000 usuários simultâneos durante a abertura de vendas sem degradação superior a 15%). </text:p>
            </text:list-item>
          </text:list>
        </text:list-item>
        <text:list-item>
          <text:p text:style-name="P27"><text:span text:style-name="Strong_20_Emphasis">Segurança:</text:span> </text:p>
          <text:list>
            <text:list-item>
              <text:p text:style-name="P27">Padrões de criptografia para dados em trânsito e em repouso. </text:p>
            </text:list-item>
            <text:list-item>
              <text:p text:style-name="P27">Requisitos de testes de segurança (pen tests, varreduras de vulnerabilidade). </text:p>
            </text:list-item>
            <text:list-item>
              <text:p text:style-name="P27">Padrões de log e auditoria para todas as operações críticas. </text:p>
            </text:list-item>
          </text:list>
        </text:list-item>
        <text:list-item>
          <text:p text:style-name="P27"><text:span text:style-name="Strong_20_Emphasis">Orçamento e Cronograma:</text:span> </text:p>
          <text:list>
            <text:list-item>
              <text:p text:style-name="P28">Limitações financeiras e prazos de entrega que influenciam as escolhas tecnológicas e o escopo das funcionalidades.</text:p>
            </text:list-item>
          </text:list>
        </text:list-item>
      </text:list>
      <text:p text:style-name="Text_20_body"/>
      <text:h text:style-name="Heading_20_1" text:outline-level="1">Conformidade <text:span text:style-name="T7">do Sistema</text:span></text:h>
      <text:h text:style-name="P29" text:outline-level="2">Requisitos de Licenciamento</text:h>
      <text:p text:style-name="InfoBlue">[Define any licensing enforcement requirements or other usage restriction requirements that are to be exhibited by the software.]</text:p>
      <text:p text:style-name="Text_20_body">Assegurar que o software esteja em conformidade com leis, regulamentos e padrões da indústria.</text:p>
      <text:list text:style-name="L9">
        <text:list-item>
          <text:p text:style-name="P30"><text:span text:style-name="Strong_20_Emphasis">Proteção de Dados:</text:span> </text:p>
          <text:list>
            <text:list-item>
              <text:p text:style-name="P30"><text:span text:style-name="Strong_20_Emphasis">LGPD (Lei Geral de Proteção de Dados - Brasil):</text:span> O sistema deve estar em total conformidade com a LGPD, incluindo consentimento para coleta de dados, direito ao esquecimento, portabilidade de dados e segurança da informação. </text:p>
            </text:list-item>
            <text:list-item>
              <text:p text:style-name="P30"><text:span text:style-name="Strong_20_Emphasis">GDPR (General Data Protection Regulation - Europa):</text:span> Se a feira tiver alcance internacional e coletar dados de cidadãos europeus. </text:p>
            </text:list-item>
          </text:list>
        </text:list-item>
        <text:list-item>
          <text:p text:style-name="P30"><text:span text:style-name="Strong_20_Emphasis">Regulamentação Financeira:</text:span> </text:p>
          <text:list>
            <text:list-item>
              <text:p text:style-name="P30"><text:soft-page-break/>Conformidade com normas de processamento de pagamentos (PCI DSS - Payment Card Industry Data Security Standard, se o software processar diretamente cartões de crédito). </text:p>
            </text:list-item>
            <text:list-item>
              <text:p text:style-name="P30">Regras de tributação e emissão de notas fiscais (se o software incluir módulos financeiros robustos). </text:p>
            </text:list-item>
          </text:list>
        </text:list-item>
        <text:list-item>
          <text:p text:style-name="P30"><text:span text:style-name="Strong_20_Emphasis">Regulamentação Específica da Indústria:</text:span> </text:p>
          <text:list>
            <text:list-item>
              <text:p text:style-name="P30">Normas sanitárias e de segurança para eventos e manipulação de alimentos (se houver integração com processos de fiscalização ou certificação). </text:p>
            </text:list-item>
          </text:list>
        </text:list-item>
        <text:list-item>
          <text:p text:style-name="P31"><text:span text:style-name="Strong_20_Emphasis">Padrões de Acessibilidade:</text:span> Conformidade com WCAG para garantir inclusão.</text:p>
        </text:list-item>
      </text:list>
      <text:p text:style-name="Text_20_body"/>
      <text:h text:style-name="Heading_20_2" text:outline-level="2">Legal, Copyright, and Other Notices</text:h>
      <text:p text:style-name="InfoBlue">[This section describes any necessary legal disclaimers, warranties, copyright notices, patent notice, wordmark, trademark, or logo compliance issues for the software.]</text:p>
      <text:h text:style-name="Heading_20_2" text:outline-level="2"><text:span text:style-name="T11">Normas Aplicáveis</text:span></text:h>
      <text:p text:style-name="InfoBlue">[This section describes by reference any applicable standards and the specific sections of any such standards that apply to the system being described. For example, this could include legal, quality and regulatory standards, industry standards for usability, interoperability, internationalization, operating system compliance, and so forth.]</text:p>
      <text:h text:style-name="Heading_20_1" text:outline-level="1"><text:span text:style-name="T11">Documentação do Sistema</text:span></text:h>
      <text:p text:style-name="InfoBlue">[Describes the requirements, for on-line user documentation, help systems, help about notices, and so on. <text:span text:style-name="T12">Set expectations for the documentation and to identify who will be responsible for creating it.]</text:span></text:p>
      <text:p text:style-name="P32">A documentação é vital para o desenvolvimento, manutenção e uso contínuo do software.</text:p>
      <text:list text:style-name="L10">
        <text:list-item>
          <text:p text:style-name="P33"><text:span text:style-name="Strong_20_Emphasis">Documentação de Requisitos:</text:span> </text:p>
          <text:list>
            <text:list-item>
              <text:p text:style-name="P33">Todos os requisitos (funcionais e não funcionais) devem ser formalmente documentados e gerenciados. </text:p>
            </text:list-item>
          </text:list>
        </text:list-item>
        <text:list-item>
          <text:p text:style-name="P33"><text:span text:style-name="Strong_20_Emphasis">Documentação de Arquitetura e Design:</text:span> </text:p>
          <text:list>
            <text:list-item>
              <text:p text:style-name="P33">Diagramas de arquitetura, fluxos de dados, modelos de dados e padrões de design utilizados. </text:p>
            </text:list-item>
          </text:list>
        </text:list-item>
        <text:list-item>
          <text:p text:style-name="P33"><text:span text:style-name="Strong_20_Emphasis">Documentação Técnica para Desenvolvedores:</text:span> </text:p>
          <text:list>
            <text:list-item>
              <text:p text:style-name="P33">Guia de instalação do ambiente, convenções de código, documentação de APIs internas, instruções de deploy e resolução de problemas comuns. </text:p>
            </text:list-item>
          </text:list>
        </text:list-item>
        <text:list-item>
          <text:p text:style-name="P33"><text:span text:style-name="Strong_20_Emphasis">Manual do Usuário:</text:span> </text:p>
          <text:list>
            <text:list-item>
              <text:p text:style-name="P33">Guias detalhados para cada stakeholder (Organizadores, Expositores, Visitantes) sobre como usar o software, com instruções passo a passo, screenshots e FAQs. </text:p>
            </text:list-item>
          </text:list>
        </text:list-item>
        <text:list-item>
          <text:p text:style-name="P33"><text:span text:style-name="Strong_20_Emphasis">Documentação de Testes:</text:span> </text:p>
          <text:list>
            <text:list-item>
              <text:p text:style-name="P33">Planos de teste, casos de teste, resultados de testes e relatórios de bugs. </text:p>
            </text:list-item>
          </text:list>
        </text:list-item>
        <text:list-item>
          <text:p text:style-name="P33"><text:span text:style-name="Strong_20_Emphasis">Documentação de Operação e Manutenção:</text:span> </text:p>
          <text:list>
            <text:list-item>
              <text:p text:style-name="P34">Procedimentos para backup e recuperação de dados, monitoramento do sistema, planos de contingência e escalabilidade. </text:p>
            </text:list-item>
          </text:list>
        </text:list-item>
      </text:list>
      <text:p text:style-name="P32">Ao abordar esses cinco elementos nas "System-Wide Reference Specifications", você cria um roteiro claro e abrangente para o desenvolvimento de um software de gestão de feiras gastronômicas de alta qualidade, garantindo que ele seja robusto, usável e em conformidade com as expectativas do negócio e as normas vigentes.</text:p>
      <text:p text:style-name="P32"/>
      <text:p text:style-name="Text_20_body"><text:span text:style-name="InfoBlue_20_Char"><text:span text:style-name="T13">A documentação é vital para o desenvolvimento, manutenção e uso contínuo do software.</text:span></text:span></text:p>
      <text:list text:style-name="L11">
        <text:list-item>
          <text:p text:style-name="P35"><text:span text:style-name="Strong_20_Emphasis">Documentação de Requisitos:</text:span> </text:p>
          <text:list>
            <text:list-item>
              <text:p text:style-name="P35">Todos os requisitos (funcionais e não funcionais) devem ser formalmente documentados e gerenciados. </text:p>
            </text:list-item>
          </text:list>
        </text:list-item>
        <text:list-item>
          <text:p text:style-name="P35"><text:span text:style-name="Strong_20_Emphasis">Documentação de Arquitetura e Design:</text:span> </text:p>
          <text:list>
            <text:list-item>
              <text:p text:style-name="P35">Diagramas de arquitetura, fluxos de dados, modelos de dados e padrões de design utilizados. </text:p>
            </text:list-item>
          </text:list>
        </text:list-item>
        <text:list-item>
          <text:p text:style-name="P35"><text:span text:style-name="Strong_20_Emphasis">Documentação Técnica para Desenvolvedores:</text:span> </text:p>
          <text:list>
            <text:list-item>
              <text:p text:style-name="P35">Guia de instalação do ambiente, convenções de código, documentação de APIs internas, instruções de deploy e resolução de problemas comuns. </text:p>
            </text:list-item>
          </text:list>
        </text:list-item>
        <text:list-item>
          <text:p text:style-name="P35"><text:span text:style-name="Strong_20_Emphasis">Manual do Usuário:</text:span> </text:p>
          <text:list>
            <text:list-item>
              <text:p text:style-name="P35">Guias detalhados para cada stakeholder (Organizadores, Expositores, Visitantes) sobre como usar o software, com instruções passo a passo, screenshots e FAQs. </text:p>
            </text:list-item>
          </text:list>
        </text:list-item>
        <text:list-item>
          <text:p text:style-name="P35"><text:span text:style-name="Strong_20_Emphasis">Documentação de Testes:</text:span> </text:p>
          <text:list>
            <text:list-item>
              <text:p text:style-name="P35">Planos de teste, casos de teste, resultados de testes e relatórios de bugs. </text:p>
            </text:list-item>
          </text:list>
        </text:list-item>
        <text:list-item>
          <text:p text:style-name="P35"><text:span text:style-name="Strong_20_Emphasis">Documentação de Operação e Manutenção:</text:span> </text:p>
          <text:list>
            <text:list-item>
              <text:p text:style-name="P36">Procedimentos para backup e recuperação de dados, monitoramento do sistema, planos de contingência e escalabilidade. </text:p>
            </text:list-item>
          </text:list>
        </text:list-item>
      </text:list>
      <text:p text:style-name="P37">Ao abordar esses cinco elementos nas "System-Wide Reference Specifications", você cria um roteiro claro e abrangente para o desenvolvimento de um software de gestão de feiras gastronômicas de alta qualidade, garantindo que ele seja robusto, usável e em conformidade com as expectativas do negócio e as normas vigentes.</text:p>
      <text:p text:style-name="Text_20_body"><text:span text:style-name="InfoBlue_20_Char"><text:span text:style-name="T13">A documentação é vital para o desenvolvimento, manutenção e uso contínuo do software.</text:span></text:span></text:p>
      <text:list text:style-name="L12">
        <text:list-item>
          <text:p text:style-name="P38"><text:span text:style-name="Strong_20_Emphasis">Documentação de Requisitos:</text:span> </text:p>
          <text:list>
            <text:list-item>
              <text:p text:style-name="P38">Todos os requisitos (funcionais e não funcionais) devem ser formalmente documentados e gerenciados. </text:p>
            </text:list-item>
          </text:list>
        </text:list-item>
        <text:list-item>
          <text:p text:style-name="P38"><text:span text:style-name="Strong_20_Emphasis">Documentação de Arquitetura e Design:</text:span> </text:p>
          <text:list>
            <text:list-item>
              <text:p text:style-name="P38">Diagramas de arquitetura, fluxos de dados, modelos de dados e padrões de design utilizados. </text:p>
            </text:list-item>
          </text:list>
        </text:list-item>
        <text:list-item>
          <text:p text:style-name="P38"><text:span text:style-name="Strong_20_Emphasis">Documentação Técnica para Desenvolvedores:</text:span> </text:p>
          <text:list>
            <text:list-item>
              <text:p text:style-name="P38">Guia de instalação do ambiente, convenções de código, documentação de APIs internas, instruções de deploy e resolução de problemas comuns. </text:p>
            </text:list-item>
          </text:list>
        </text:list-item>
        <text:list-item>
          <text:p text:style-name="P38"><text:span text:style-name="Strong_20_Emphasis">Manual do Usuário:</text:span> </text:p>
          <text:list>
            <text:list-item>
              <text:p text:style-name="P38">Guias detalhados para cada stakeholder (Organizadores, Expositores, Visitantes) sobre como usar o software, com instruções passo a passo, screenshots e FAQs. </text:p>
            </text:list-item>
          </text:list>
        </text:list-item>
        <text:list-item>
          <text:p text:style-name="P38"><text:span text:style-name="Strong_20_Emphasis">Documentação de Testes:</text:span> </text:p>
          <text:list>
            <text:list-item>
              <text:p text:style-name="P38">Planos de teste, casos de teste, resultados de testes e relatórios de bugs. </text:p>
            </text:list-item>
          </text:list>
        </text:list-item>
        <text:list-item>
          <text:p text:style-name="P38"><text:span text:style-name="Strong_20_Emphasis">Documentação de Operação e Manutenção:</text:span> </text:p>
          <text:list>
            <text:list-item>
              <text:p text:style-name="P39">Procedimentos para backup e recuperação de dados, monitoramento do sistema, planos de contingência e escalabilidade. </text:p>
            </text:list-item>
          </text:list>
        </text:list-item>
      </text:list>
      <text:p text:style-name="P37">Ao abordar esses cinco elementos nas "System-Wide Reference Specifications", você cria um roteiro claro e abrangente para o desenvolvimento de um software de gestão de feiras gastronômicas de alta qualidade, garantindo que ele seja robusto, usável e em conformidade com as expectativas do negócio e as normas vigentes.</text:p>
      <text:p text:style-name="Standard"><text:bookmark text:name="_PictureBullets"/><text:span text:style-name="InfoBlue_20_Char"><text:span text:style-name="T1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1.27cm" fo:margin-right="0cm" fo:margin-top="0.212cm" fo:margin-bottom="0.106cm" style:contextual-spacing="false" fo:text-indent="-1.27cm"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chapter">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chapter">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chapter">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chapter">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chapter">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chapter">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chapter">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loext:opacity="1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foBlue_20_Char" style:display-name="InfoBlue Char" style:family="text" style:parent-style-name="Default_20_Paragraph_20_Font">
      <style:text-properties fo:color="#0000ff" loext:opacity="100%"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1aa5a3"/>
    </style:style>
    <style:style style:name="MT2" style:family="text">
      <style:text-properties style:font-name="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ela2" table:style-name="Tabela2">
          <table:table-column table:style-name="Tabela2.A"/>
          <table:table-column table:style-name="Tabela2.B"/>
          <table:table-row table:style-name="Tabela2.1">
            <table:table-cell table:style-name="Tabela2.A1" office:value-type="string">
              <text:p text:style-name="MP1"><text:subject>HubGourmet</text:subject></text:p>
            </table:table-cell>
            <table:table-cell table:style-name="Tabela2.B1" office:value-type="string">
              <text:p text:style-name="MP2"><text:s/></text:p>
            </table:table-cell>
          </table:table-row>
          <table:table-row table:style-name="Tabela2.1">
            <table:table-cell table:style-name="Tabela2.A1" office:value-type="string">
              <text:p text:style-name="Standard"><text:title>Requisitos Não-funcionais</text:title><text:s/>- <text:span text:style-name="MT1">Especificações</text:span></text:p>
            </table:table-cell>
            <table:table-cell table:style-name="Tabela2.B1" office:value-type="string">
              <text:p text:style-name="Standard"><text:s text:c="2"/>Dat<text:span text:style-name="MT1">a</text:span>: <text:span text:style-name="MT1">13/06/2025</text:span></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Confidential</text:p>
            </table:table-cell>
            <table:table-cell table:style-name="Tabela1.A1" office:value-type="string">
              <text:p text:style-name="MP4"><text:span text:style-name="MT2"></text:span><text:user-defined style:data-style-name="N0" text:name="Company"/>, <text:date style:data-style-name="N114" text:date-value="2025-06-23T17:47:50.308125810">2025</text:date></text:p>
            </table:table-cell>
            <table:table-cell table:style-name="Tabela1.A1" office:value-type="string">
              <text:p text:style-name="MP5">Page <text:span text:style-name="Page_20_Number"><text:page-number text:select-page="current">2</text:page-number></text:span></text:p>
            </table:table-cell>
          </table:table-row>
        </table:table>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r_20_1" style:display-name="Converter 1"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quisitos Não-funcionais</dc:title>
    <dc:subject>HubGourmet</dc:subject>
    <meta:creation-date>2023-04-12T16:19:53.300000000</meta:creation-date>
    <dc:date>2025-06-23T17:47:50.244860500</dc:date>
    <meta:print-date>2001-03-15T14:26:00</meta:print-date>
    <meta:editing-cycles>15</meta:editing-cycles>
    <meta:editing-duration>PT1H22M56S</meta:editing-duration>
    <meta:generator>LibreOffice/25.2.4.3$Windows_X86_64 LibreOffice_project/33e196637044ead23f5c3226cde09b47731f7e27</meta:generator>
    <meta:document-statistic meta:table-count="2" meta:image-count="0" meta:object-count="0" meta:page-count="7" meta:paragraph-count="141" meta:word-count="2091" meta:character-count="13985" meta:non-whitespace-character-count="12086"/>
  </office:meta>
</office:document-meta>
</file>